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249cm" style:rel-column-width="16383*"/>
    </style:style>
    <style:style style:name="表1.D" style:family="table-column">
      <style:table-column-properties style:column-width="4.251cm" style:rel-column-width="16386*"/>
    </style:style>
    <style:style style:name="表1.A1" style:family="table-cell">
      <style:table-cell-properties fo:padding="0.097cm" fo:border="none"/>
    </style:style>
    <style:style style:name="表1.2" style:family="table-row">
      <style:table-row-properties style:min-row-height="1.175cm"/>
    </style:style>
    <style:style style:name="表2" style:family="table">
      <style:table-properties style:width="17cm" table:align="margins"/>
    </style:style>
    <style:style style:name="表2.A" style:family="table-column">
      <style:table-column-properties style:column-width="3.401cm" style:rel-column-width="13107*"/>
    </style:style>
    <style:style style:name="表2.A1" style:family="table-cell">
      <style:table-cell-properties fo:padding="0.097cm" fo:border="none"/>
    </style:style>
    <style:style style:name="表3" style:family="table">
      <style:table-properties style:width="17cm" table:align="margins"/>
    </style:style>
    <style:style style:name="表3.A" style:family="table-column">
      <style:table-column-properties style:column-width="4.249cm" style:rel-column-width="16383*"/>
    </style:style>
    <style:style style:name="表3.D" style:family="table-column">
      <style:table-column-properties style:column-width="4.251cm" style:rel-column-width="16386*"/>
    </style:style>
    <style:style style:name="表3.A1" style:family="table-cell">
      <style:table-cell-properties fo:padding="0.097cm" fo:border="none"/>
    </style:style>
    <style:style style:name="表4" style:family="table">
      <style:table-properties style:width="17.092cm" fo:margin-left="0cm" table:align="left"/>
    </style:style>
    <style:style style:name="表4.A" style:family="table-column">
      <style:table-column-properties style:column-width="5.609cm"/>
    </style:style>
    <style:style style:name="表4.B" style:family="table-column">
      <style:table-column-properties style:column-width="5.583cm"/>
    </style:style>
    <style:style style:name="表4.C" style:family="table-column">
      <style:table-column-properties style:column-width="5.9cm"/>
    </style:style>
    <style:style style:name="表4.1" style:family="table-row">
      <style:table-row-properties style:min-row-height="1.005cm"/>
    </style:style>
    <style:style style:name="表4.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2.429cm" style:rel-column-width="9362*"/>
    </style:style>
    <style:style style:name="表6.G" style:family="table-column">
      <style:table-column-properties style:column-width="2.429cm" style:rel-column-width="9363*"/>
    </style:style>
    <style:style style:name="表6.A1" style:family="table-cell">
      <style:table-cell-properties fo:padding="0.097cm" fo:border="none"/>
    </style:style>
    <style:style style:name="表5" style:family="table">
      <style:table-properties style:width="17.013cm" fo:margin-left="0cm" table:align="left"/>
    </style:style>
    <style:style style:name="表5.A" style:family="table-column">
      <style:table-column-properties style:column-width="8.493cm"/>
    </style:style>
    <style:style style:name="表5.B" style:family="table-column">
      <style:table-column-properties style:column-width="8.52cm"/>
    </style:style>
    <style:style style:name="表5.A1" style:family="table-cell">
      <style:table-cell-properties fo:padding="0.097cm" fo:border="none"/>
    </style:style>
    <style:style style:name="表7" style:family="table">
      <style:table-properties style:width="17cm" table:align="margins"/>
    </style:style>
    <style:style style:name="表7.A" style:family="table-column">
      <style:table-column-properties style:column-width="3.401cm" style:rel-column-width="13107*"/>
    </style:style>
    <style:style style:name="表7.A1" style:family="table-cell">
      <style:table-cell-properties fo:padding="0.097cm" fo:border="none"/>
    </style:style>
    <style:style style:name="表8" style:family="table">
      <style:table-properties style:width="17cm" table:align="margins"/>
    </style:style>
    <style:style style:name="表8.A" style:family="table-column">
      <style:table-column-properties style:column-width="3.401cm" style:rel-column-width="13107*"/>
    </style:style>
    <style:style style:name="表8.A1" style:family="table-cell">
      <style:table-cell-properties fo:padding="0.097cm" fo:border="none"/>
    </style:style>
    <style:style style:name="P1" style:family="paragraph" style:parent-style-name="Standard">
      <style:text-properties style:font-name="メイリオ" officeooo:rsid="0017e30c" officeooo:paragraph-rsid="0017e30c" style:font-name-asian="メイリオ"/>
    </style:style>
    <style:style style:name="P2" style:family="paragraph" style:parent-style-name="Standard">
      <style:text-properties style:font-name="メイリオ" officeooo:rsid="001c430c" officeooo:paragraph-rsid="001c430c" style:font-name-asian="メイリオ" style:language-asian="ja" style:country-asian="JP"/>
    </style:style>
    <style:style style:name="P3" style:family="paragraph" style:parent-style-name="Standard">
      <style:text-properties style:font-name="メイリオ" officeooo:rsid="0026c192" officeooo:paragraph-rsid="002cd642" style:font-name-asian="メイリオ" style:language-asian="ja" style:country-asian="JP"/>
    </style:style>
    <style:style style:name="P4" style:family="paragraph" style:parent-style-name="Standard">
      <style:text-properties style:font-name="メイリオ" officeooo:rsid="003a255f" officeooo:paragraph-rsid="003a255f" style:font-name-asian="メイリオ" style:language-asian="ja" style:country-asian="JP"/>
    </style:style>
    <style:style style:name="P5" style:family="paragraph" style:parent-style-name="Standard">
      <style:text-properties style:font-name="メイリオ" officeooo:rsid="003aeb5e" officeooo:paragraph-rsid="003aeb5e" style:font-name-asian="メイリオ" style:language-asian="ja" style:country-asian="JP"/>
    </style:style>
    <style:style style:name="P6" style:family="paragraph" style:parent-style-name="Standard">
      <style:text-properties style:font-name="メイリオ" officeooo:rsid="003aeb5e" officeooo:paragraph-rsid="003b72c9" style:font-name-asian="メイリオ" style:language-asian="ja" style:country-asian="JP"/>
    </style:style>
    <style:style style:name="P7" style:family="paragraph" style:parent-style-name="Standard">
      <style:text-properties style:font-name="メイリオ" officeooo:rsid="003aeb5e" officeooo:paragraph-rsid="003d14d2" style:font-name-asian="メイリオ" style:language-asian="ja" style:country-asian="JP"/>
    </style:style>
    <style:style style:name="P8" style:family="paragraph" style:parent-style-name="Standard">
      <style:text-properties style:font-name="メイリオ" officeooo:rsid="003aeb5e" officeooo:paragraph-rsid="003ea636" style:font-name-asian="メイリオ" style:language-asian="ja" style:country-asian="JP"/>
    </style:style>
    <style:style style:name="P9" style:family="paragraph" style:parent-style-name="Standard">
      <style:text-properties style:font-name="メイリオ" officeooo:rsid="003aeb5e" officeooo:paragraph-rsid="003fedfe" style:font-name-asian="メイリオ" style:language-asian="ja" style:country-asian="JP"/>
    </style:style>
    <style:style style:name="P10" style:family="paragraph" style:parent-style-name="Standard">
      <style:text-properties style:font-name="メイリオ" officeooo:rsid="003fedfe" officeooo:paragraph-rsid="003fedfe" style:font-name-asian="メイリオ" style:language-asian="ja" style:country-asian="JP"/>
    </style:style>
    <style:style style:name="P11" style:family="paragraph" style:parent-style-name="Standard">
      <style:text-properties style:font-name="メイリオ" officeooo:rsid="0043cfd0" officeooo:paragraph-rsid="0043cfd0" style:font-name-asian="メイリオ" style:language-asian="ja" style:country-asian="JP"/>
    </style:style>
    <style:style style:name="P12" style:family="paragraph" style:parent-style-name="Standard">
      <style:text-properties style:font-name="メイリオ" officeooo:rsid="0043cfd0" officeooo:paragraph-rsid="00447e76" style:font-name-asian="メイリオ" style:language-asian="ja" style:country-asian="JP"/>
    </style:style>
    <style:style style:name="P13" style:family="paragraph" style:parent-style-name="Standard">
      <style:text-properties style:font-name="メイリオ" officeooo:rsid="0043cfd0" officeooo:paragraph-rsid="004a0f24" style:font-name-asian="メイリオ" style:language-asian="ja" style:country-asian="JP"/>
    </style:style>
    <style:style style:name="P14" style:family="paragraph" style:parent-style-name="Standard">
      <style:text-properties style:font-name="メイリオ" officeooo:rsid="004a0f24" officeooo:paragraph-rsid="004a0f24" style:font-name-asian="メイリオ" style:language-asian="ja" style:country-asian="JP"/>
    </style:style>
    <style:style style:name="P15" style:family="paragraph" style:parent-style-name="Standard">
      <style:text-properties style:font-name="メイリオ" officeooo:rsid="004f5cd1" officeooo:paragraph-rsid="004f5cd1" style:font-name-asian="メイリオ" style:language-asian="ja" style:country-asian="JP"/>
    </style:style>
    <style:style style:name="P16" style:family="paragraph" style:parent-style-name="Standard">
      <style:text-properties style:font-name="メイリオ" officeooo:rsid="004f5cd1" officeooo:paragraph-rsid="005dde67" style:font-name-asian="メイリオ" style:language-asian="ja" style:country-asian="JP"/>
    </style:style>
    <style:style style:name="P17" style:family="paragraph" style:parent-style-name="Standard">
      <style:text-properties style:font-name="メイリオ" officeooo:rsid="00553eb8" officeooo:paragraph-rsid="00553eb8" style:font-name-asian="メイリオ" style:language-asian="ja" style:country-asian="JP"/>
    </style:style>
    <style:style style:name="P18" style:family="paragraph" style:parent-style-name="Standard">
      <style:text-properties style:font-name="メイリオ" officeooo:rsid="006163c3" officeooo:paragraph-rsid="00630c80" style:font-name-asian="メイリオ" style:language-asian="ja" style:country-asian="JP"/>
    </style:style>
    <style:style style:name="P19" style:family="paragraph" style:parent-style-name="Standard">
      <style:text-properties style:font-name="メイリオ" officeooo:rsid="00635d05" officeooo:paragraph-rsid="00635d05" style:font-name-asian="メイリオ" style:language-asian="ja" style:country-asian="JP"/>
    </style:style>
    <style:style style:name="P20" style:family="paragraph" style:parent-style-name="Standard">
      <style:text-properties style:font-name="メイリオ" officeooo:rsid="00635d05" officeooo:paragraph-rsid="00654257" style:font-name-asian="メイリオ" style:language-asian="ja" style:country-asian="JP"/>
    </style:style>
    <style:style style:name="P21" style:family="paragraph" style:parent-style-name="Standard">
      <style:text-properties style:font-name="メイリオ" officeooo:rsid="00635d05" officeooo:paragraph-rsid="0065a219" style:font-name-asian="メイリオ" style:language-asian="ja" style:country-asian="JP"/>
    </style:style>
    <style:style style:name="P22" style:family="paragraph" style:parent-style-name="Standard">
      <style:text-properties style:font-name="メイリオ" officeooo:rsid="00672fae" officeooo:paragraph-rsid="00672fae" style:font-name-asian="メイリオ" style:language-asian="ja" style:country-asian="JP"/>
    </style:style>
    <style:style style:name="P23" style:family="paragraph" style:parent-style-name="Standard">
      <style:text-properties style:font-name="メイリオ" officeooo:rsid="0068f23f" officeooo:paragraph-rsid="0068f23f" style:font-name-asian="メイリオ" style:language-asian="ja" style:country-asian="JP"/>
    </style:style>
    <style:style style:name="P24" style:family="paragraph" style:parent-style-name="Standard">
      <style:text-properties style:font-name="メイリオ" officeooo:rsid="007361ea" officeooo:paragraph-rsid="007361ea" style:font-name-asian="メイリオ" style:language-asian="ja" style:country-asian="JP"/>
    </style:style>
    <style:style style:name="P25" style:family="paragraph" style:parent-style-name="Standard">
      <style:text-properties style:font-name="メイリオ" officeooo:rsid="00767792" officeooo:paragraph-rsid="00767792" style:font-name-asian="メイリオ" style:language-asian="ja" style:country-asian="JP"/>
    </style:style>
    <style:style style:name="P26" style:family="paragraph" style:parent-style-name="Standard">
      <style:text-properties style:font-name="メイリオ" officeooo:rsid="007ccd48" officeooo:paragraph-rsid="007ccd48" style:font-name-asian="メイリオ" style:language-asian="ja" style:country-asian="JP"/>
    </style:style>
    <style:style style:name="P27" style:family="paragraph" style:parent-style-name="Standard">
      <style:text-properties style:font-name="メイリオ" officeooo:rsid="00823e9c" officeooo:paragraph-rsid="00823e9c" style:font-name-asian="メイリオ" style:language-asian="ja" style:country-asian="JP"/>
    </style:style>
    <style:style style:name="P28" style:family="paragraph" style:parent-style-name="Standard">
      <style:text-properties style:font-name="メイリオ" officeooo:rsid="008835d8" officeooo:paragraph-rsid="008b1a5b" style:font-name-asian="メイリオ" style:language-asian="ja" style:country-asian="JP"/>
    </style:style>
    <style:style style:name="P29" style:family="paragraph" style:parent-style-name="Standard">
      <style:text-properties style:font-name="メイリオ" officeooo:rsid="008835d8" officeooo:paragraph-rsid="008d050d" style:font-name-asian="メイリオ" style:language-asian="ja" style:country-asian="JP"/>
    </style:style>
    <style:style style:name="P30" style:family="paragraph" style:parent-style-name="Standard">
      <style:text-properties style:font-name="メイリオ" officeooo:rsid="008ee55f" officeooo:paragraph-rsid="008ee55f" style:font-name-asian="メイリオ" style:language-asian="ja" style:country-asian="JP"/>
    </style:style>
    <style:style style:name="P31" style:family="paragraph" style:parent-style-name="Standard">
      <style:text-properties style:font-name="メイリオ" officeooo:rsid="00900d08" officeooo:paragraph-rsid="0090f5dc" style:font-name-asian="メイリオ" style:language-asian="ja" style:country-asian="JP"/>
    </style:style>
    <style:style style:name="P32" style:family="paragraph" style:parent-style-name="Standard">
      <style:text-properties style:font-name="メイリオ" officeooo:rsid="0092afaf" officeooo:paragraph-rsid="0092afaf" style:font-name-asian="メイリオ" style:language-asian="ja" style:country-asian="JP"/>
    </style:style>
    <style:style style:name="P33" style:family="paragraph" style:parent-style-name="Standard">
      <style:text-properties style:font-name="メイリオ" officeooo:rsid="0093d91e" officeooo:paragraph-rsid="0093d91e" style:font-name-asian="メイリオ" style:language-asian="ja" style:country-asian="JP"/>
    </style:style>
    <style:style style:name="P34" style:family="paragraph" style:parent-style-name="Standard">
      <style:text-properties style:font-name="メイリオ" officeooo:rsid="002299e9" officeooo:paragraph-rsid="002299e9" style:font-name-asian="メイリオ" style:language-asian="ja" style:country-asian="JP"/>
    </style:style>
    <style:style style:name="P35" style:family="paragraph" style:parent-style-name="Standard">
      <style:text-properties style:font-name="メイリオ" officeooo:rsid="002cd642" officeooo:paragraph-rsid="002cd642" style:font-name-asian="メイリオ" style:language-asian="ja" style:country-asian="JP"/>
    </style:style>
    <style:style style:name="P36" style:family="paragraph" style:parent-style-name="Standard">
      <style:text-properties style:font-name="メイリオ" officeooo:rsid="0019ce9a" officeooo:paragraph-rsid="0019ce9a" style:font-name-asian="メイリオ"/>
    </style:style>
    <style:style style:name="P37" style:family="paragraph" style:parent-style-name="Standard">
      <style:text-properties style:font-name="メイリオ" officeooo:rsid="002299e9" officeooo:paragraph-rsid="00239fff" style:font-name-asian="メイリオ"/>
    </style:style>
    <style:style style:name="P38" style:family="paragraph" style:parent-style-name="Standard">
      <style:text-properties style:font-name="メイリオ" officeooo:rsid="002299e9" officeooo:paragraph-rsid="00243b87" style:font-name-asian="メイリオ"/>
    </style:style>
    <style:style style:name="P39" style:family="paragraph" style:parent-style-name="Standard">
      <style:text-properties style:font-name="メイリオ" officeooo:rsid="002299e9" officeooo:paragraph-rsid="00244971" style:font-name-asian="メイリオ"/>
    </style:style>
    <style:style style:name="P40" style:family="paragraph" style:parent-style-name="Standard">
      <style:text-properties style:font-name="メイリオ" officeooo:rsid="002299e9" officeooo:paragraph-rsid="0025f501" style:font-name-asian="メイリオ"/>
    </style:style>
    <style:style style:name="P41" style:family="paragraph" style:parent-style-name="Standard">
      <style:text-properties style:font-name="メイリオ" officeooo:rsid="002299e9" officeooo:paragraph-rsid="00269567" style:font-name-asian="メイリオ"/>
    </style:style>
    <style:style style:name="P42" style:family="paragraph" style:parent-style-name="Standard">
      <style:text-properties style:font-name="メイリオ" officeooo:rsid="0026c192" officeooo:paragraph-rsid="0027f61d" style:font-name-asian="メイリオ"/>
    </style:style>
    <style:style style:name="P43" style:family="paragraph" style:parent-style-name="Standard">
      <style:text-properties style:font-name="メイリオ" officeooo:rsid="0026c192" officeooo:paragraph-rsid="00298036" style:font-name-asian="メイリオ"/>
    </style:style>
    <style:style style:name="P44" style:family="paragraph" style:parent-style-name="Standard">
      <style:text-properties style:font-name="メイリオ" officeooo:rsid="0026c192" officeooo:paragraph-rsid="0029a7f9" style:font-name-asian="メイリオ"/>
    </style:style>
    <style:style style:name="P45" style:family="paragraph" style:parent-style-name="Standard">
      <style:text-properties style:font-name="メイリオ" officeooo:rsid="0026c192" officeooo:paragraph-rsid="002cd642" style:font-name-asian="メイリオ"/>
    </style:style>
    <style:style style:name="P46" style:family="paragraph" style:parent-style-name="Standard">
      <style:text-properties style:font-name="メイリオ" fo:font-size="16pt" fo:font-weight="bold" officeooo:rsid="0017e30c" officeooo:paragraph-rsid="0017e30c" style:font-name-asian="メイリオ" style:font-size-asian="18pt" style:language-asian="ja" style:country-asian="JP" style:font-weight-asian="bold" style:font-size-complex="16pt" style:font-weight-complex="bold"/>
    </style:style>
    <style:style style:name="P47" style:family="paragraph" style:parent-style-name="Standard">
      <style:paragraph-properties fo:text-align="end" style:justify-single-word="false"/>
      <style:text-properties style:font-name="メイリオ" style:text-underline-style="solid" style:text-underline-width="auto" style:text-underline-color="font-color" officeooo:rsid="0017e30c" officeooo:paragraph-rsid="0017e30c" style:font-name-asian="メイリオ" style:language-asian="ja" style:country-asian="JP"/>
    </style:style>
    <style:style style:name="P48" style:family="paragraph" style:parent-style-name="Standard">
      <style:text-properties style:font-name="メイリオ" style:text-underline-style="none" officeooo:rsid="0079a666" officeooo:paragraph-rsid="0079a666" style:font-name-asian="メイリオ" style:language-asian="ja" style:country-asian="JP"/>
    </style:style>
    <style:style style:name="P49" style:family="paragraph" style:parent-style-name="Standard">
      <style:paragraph-properties fo:break-before="page"/>
      <style:text-properties style:font-name="メイリオ" officeooo:rsid="00672fae" officeooo:paragraph-rsid="00672fae" style:font-name-asian="メイリオ" style:language-asian="ja" style:country-asian="JP"/>
    </style:style>
    <style:style style:name="P50" style:family="paragraph" style:parent-style-name="Table_20_Contents">
      <style:text-properties style:font-name="メイリオ" officeooo:rsid="0033f9f9" officeooo:paragraph-rsid="0033f9f9" style:font-name-asian="メイリオ"/>
    </style:style>
    <style:style style:name="P51" style:family="paragraph" style:parent-style-name="Table_20_Contents">
      <style:text-properties style:font-name="メイリオ" officeooo:rsid="003a255f" officeooo:paragraph-rsid="003a255f" style:font-name-asian="メイリオ"/>
    </style:style>
    <style:style style:name="P52" style:family="paragraph" style:parent-style-name="Table_20_Contents">
      <style:text-properties style:font-name="メイリオ" officeooo:rsid="00553eb8" officeooo:paragraph-rsid="00553eb8" style:font-name-asian="メイリオ"/>
    </style:style>
    <style:style style:name="P53" style:family="paragraph" style:parent-style-name="Table_20_Contents">
      <style:text-properties style:font-name="メイリオ" officeooo:rsid="00553eb8" officeooo:paragraph-rsid="005809d2" style:font-name-asian="メイリオ"/>
    </style:style>
    <style:style style:name="P54" style:family="paragraph" style:parent-style-name="Table_20_Contents">
      <style:text-properties style:font-name="メイリオ" officeooo:rsid="005809d2" officeooo:paragraph-rsid="005809d2" style:font-name-asian="メイリオ"/>
    </style:style>
    <style:style style:name="P55" style:family="paragraph" style:parent-style-name="Table_20_Contents">
      <style:text-properties style:font-name="メイリオ" officeooo:rsid="0068f23f" officeooo:paragraph-rsid="0068f23f" style:font-name-asian="メイリオ"/>
    </style:style>
    <style:style style:name="P56" style:family="paragraph" style:parent-style-name="Table_20_Contents">
      <style:text-properties style:font-name="メイリオ" officeooo:rsid="0068f23f" style:font-name-asian="メイリオ" style:language-asian="ja" style:country-asian="JP"/>
    </style:style>
    <style:style style:name="P57" style:family="paragraph" style:parent-style-name="Table_20_Contents">
      <style:text-properties style:font-name="メイリオ" officeooo:rsid="0068f23f" officeooo:paragraph-rsid="0068f23f" style:font-name-asian="メイリオ" style:language-asian="ja" style:country-asian="JP"/>
    </style:style>
    <style:style style:name="P58" style:family="paragraph" style:parent-style-name="Table_20_Contents">
      <style:text-properties style:font-name="メイリオ" fo:font-size="9pt" officeooo:rsid="005809d2" officeooo:paragraph-rsid="0058a592" style:font-name-asian="メイリオ" style:font-size-asian="9pt" style:font-size-complex="9pt"/>
    </style:style>
    <style:style style:name="P59" style:family="paragraph" style:parent-style-name="Table_20_Contents">
      <style:text-properties style:font-name="メイリオ" fo:font-size="9pt" officeooo:rsid="005809d2" officeooo:paragraph-rsid="005a82e3" style:font-name-asian="メイリオ" style:font-size-asian="9pt" style:font-size-complex="9pt"/>
    </style:style>
    <style:style style:name="P60" style:family="paragraph" style:parent-style-name="Table_20_Contents">
      <style:paragraph-properties fo:margin-top="0cm" fo:margin-bottom="0.199cm" loext:contextual-spacing="false"/>
      <style:text-properties style:font-name="メイリオ" officeooo:rsid="0019ce9a" officeooo:paragraph-rsid="0019ce9a" style:font-name-asian="メイリオ"/>
    </style:style>
    <style:style style:name="T1" style:family="text">
      <style:text-properties style:language-asian="ja" style:country-asian="JP"/>
    </style:style>
    <style:style style:name="T2" style:family="text">
      <style:text-properties officeooo:rsid="0019ce9a" style:language-asian="ja" style:country-asian="JP"/>
    </style:style>
    <style:style style:name="T3" style:family="text">
      <style:text-properties officeooo:rsid="001b2624" style:language-asian="ja" style:country-asian="JP"/>
    </style:style>
    <style:style style:name="T4" style:family="text">
      <style:text-properties officeooo:rsid="001c430c" style:language-asian="ja" style:country-asian="JP"/>
    </style:style>
    <style:style style:name="T5" style:family="text">
      <style:text-properties officeooo:rsid="001cffd3" style:language-asian="ja" style:country-asian="JP"/>
    </style:style>
    <style:style style:name="T6" style:family="text">
      <style:text-properties officeooo:rsid="00239fff" style:language-asian="ja" style:country-asian="JP"/>
    </style:style>
    <style:style style:name="T7" style:family="text">
      <style:text-properties officeooo:rsid="00243b87" style:language-asian="ja" style:country-asian="JP"/>
    </style:style>
    <style:style style:name="T8" style:family="text">
      <style:text-properties officeooo:rsid="00244971" style:language-asian="ja" style:country-asian="JP"/>
    </style:style>
    <style:style style:name="T9" style:family="text">
      <style:text-properties officeooo:rsid="0025f501" style:language-asian="ja" style:country-asian="JP"/>
    </style:style>
    <style:style style:name="T10" style:family="text">
      <style:text-properties officeooo:rsid="00269567" style:language-asian="ja" style:country-asian="JP"/>
    </style:style>
    <style:style style:name="T11" style:family="text">
      <style:text-properties officeooo:rsid="0027f61d" style:language-asian="ja" style:country-asian="JP"/>
    </style:style>
    <style:style style:name="T12" style:family="text">
      <style:text-properties officeooo:rsid="00298036" style:language-asian="ja" style:country-asian="JP"/>
    </style:style>
    <style:style style:name="T13" style:family="text">
      <style:text-properties officeooo:rsid="0029a7f9" style:language-asian="ja" style:country-asian="JP"/>
    </style:style>
    <style:style style:name="T14" style:family="text">
      <style:text-properties officeooo:rsid="002b5d69" style:language-asian="ja" style:country-asian="JP"/>
    </style:style>
    <style:style style:name="T15" style:family="text">
      <style:text-properties officeooo:rsid="002cd642" style:language-asian="ja" style:country-asian="JP"/>
    </style:style>
    <style:style style:name="T16" style:family="text">
      <style:text-properties officeooo:rsid="0034cd58" style:language-asian="ja" style:country-asian="JP"/>
    </style:style>
    <style:style style:name="T17" style:family="text">
      <style:text-properties officeooo:rsid="00354151" style:language-asian="ja" style:country-asian="JP"/>
    </style:style>
    <style:style style:name="T18" style:family="text">
      <style:text-properties officeooo:rsid="00370f27" style:language-asian="ja" style:country-asian="JP"/>
    </style:style>
    <style:style style:name="T19" style:family="text">
      <style:text-properties officeooo:rsid="0058a592" style:language-asian="ja" style:country-asian="JP"/>
    </style:style>
    <style:style style:name="T20" style:family="text">
      <style:text-properties officeooo:rsid="006d672d" style:language-asian="ja" style:country-asian="JP"/>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officeooo:rsid="00717221"/>
    </style:style>
    <style:style style:name="T24" style:family="text">
      <style:text-properties fo:font-size="10.5pt" fo:font-weight="normal" officeooo:rsid="00180a1f" style:font-size-asian="10.5pt" style:font-weight-asian="normal" style:font-size-complex="12pt" style:font-weight-complex="normal"/>
    </style:style>
    <style:style style:name="T25" style:family="text">
      <style:text-properties fo:font-size="10.5pt" fo:font-weight="normal" officeooo:rsid="009c9062" style:font-size-asian="10.5pt" style:font-weight-asian="normal" style:font-size-complex="12pt" style:font-weight-complex="normal"/>
    </style:style>
    <style:style style:name="T26" style:family="text">
      <style:text-properties fo:font-size="10.5pt" fo:font-style="normal" style:text-underline-style="solid" style:text-underline-width="auto" style:text-underline-color="font-color" style:font-size-asian="10.5pt" style:font-style-asian="normal" style:font-style-complex="normal"/>
    </style:style>
    <style:style style:name="T27" style:family="text">
      <style:text-properties fo:font-size="10.5pt" fo:font-style="normal" style:text-underline-style="solid" style:text-underline-type="double" style:text-underline-width="auto" style:text-underline-color="font-color" style:font-size-asian="10.5pt" style:font-style-asian="normal" style:font-style-complex="normal"/>
    </style:style>
    <style:style style:name="T28" style:family="text">
      <style:text-properties fo:font-size="10.5pt" style:text-underline-style="solid" style:text-underline-type="double" style:text-underline-width="auto" style:text-underline-color="font-color" officeooo:rsid="009eff78" style:font-size-asian="10.5pt" style:font-size-complex="12pt"/>
    </style:style>
    <style:style style:name="T29" style:family="text">
      <style:text-properties style:font-size-asian="16pt"/>
    </style:style>
    <style:style style:name="T30" style:family="text">
      <style:text-properties officeooo:rsid="009ca482" style:font-size-asian="16pt"/>
    </style:style>
    <style:style style:name="T31" style:family="text">
      <style:text-properties officeooo:rsid="001b2624"/>
    </style:style>
    <style:style style:name="T32" style:family="text">
      <style:text-properties officeooo:rsid="001c430c"/>
    </style:style>
    <style:style style:name="T33" style:family="text">
      <style:text-properties fo:font-style="italic" style:font-style-asian="italic" style:font-style-complex="italic"/>
    </style:style>
    <style:style style:name="T34" style:family="text">
      <style:text-properties fo:font-style="italic" officeooo:rsid="0065a21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style:text-underline-style="solid" style:text-underline-width="auto" style:text-underline-color="font-color" style:language-asian="ja" style:country-asian="JP" style:font-style-asian="normal" style:font-style-complex="normal"/>
    </style:style>
    <style:style style:name="T37" style:family="text">
      <style:text-properties fo:font-style="normal" style:text-underline-style="solid" style:text-underline-width="auto" style:text-underline-color="font-color" officeooo:rsid="001c430c" style:language-asian="ja" style:country-asian="JP" style:font-style-asian="normal" style:font-style-complex="normal"/>
    </style:style>
    <style:style style:name="T38" style:family="text">
      <style:text-properties officeooo:rsid="0034cd58"/>
    </style:style>
    <style:style style:name="T39" style:family="text">
      <style:text-properties officeooo:rsid="00354151"/>
    </style:style>
    <style:style style:name="T40" style:family="text">
      <style:text-properties officeooo:rsid="00370f27"/>
    </style:style>
    <style:style style:name="T41" style:family="text">
      <style:text-properties officeooo:rsid="003b72c9"/>
    </style:style>
    <style:style style:name="T42" style:family="text">
      <style:text-properties officeooo:rsid="003d14d2"/>
    </style:style>
    <style:style style:name="T43" style:family="text">
      <style:text-properties officeooo:rsid="003ea636"/>
    </style:style>
    <style:style style:name="T44" style:family="text">
      <style:text-properties officeooo:rsid="003fedfe"/>
    </style:style>
    <style:style style:name="T45" style:family="text">
      <style:text-properties officeooo:rsid="00447e76"/>
    </style:style>
    <style:style style:name="T46" style:family="text">
      <style:text-properties fo:font-weight="bold" style:font-weight-asian="bold" style:font-weight-complex="bold"/>
    </style:style>
    <style:style style:name="T47" style:family="text">
      <style:text-properties fo:font-weight="bold" officeooo:rsid="005a82e3" style:font-weight-asian="bold" style:font-weight-complex="bold"/>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officeooo:rsid="004a0f24"/>
    </style:style>
    <style:style style:name="T51" style:family="text">
      <style:text-properties officeooo:rsid="0051fd3a"/>
    </style:style>
    <style:style style:name="T52" style:family="text">
      <style:text-properties officeooo:rsid="0052917c"/>
    </style:style>
    <style:style style:name="T53" style:family="text">
      <style:text-properties officeooo:rsid="005675ab"/>
    </style:style>
    <style:style style:name="T54" style:family="text">
      <style:text-properties officeooo:rsid="0058a592"/>
    </style:style>
    <style:style style:name="T55" style:family="text">
      <style:text-properties officeooo:rsid="005a82e3"/>
    </style:style>
    <style:style style:name="T56" style:family="text">
      <style:text-properties officeooo:rsid="005dde67"/>
    </style:style>
    <style:style style:name="T57" style:family="text">
      <style:text-properties officeooo:rsid="005f470b"/>
    </style:style>
    <style:style style:name="T58" style:family="text">
      <style:text-properties officeooo:rsid="00605031"/>
    </style:style>
    <style:style style:name="T59" style:family="text">
      <style:text-properties officeooo:rsid="00630c80"/>
    </style:style>
    <style:style style:name="T60" style:family="text">
      <style:text-properties officeooo:rsid="00654257"/>
    </style:style>
    <style:style style:name="T61" style:family="text">
      <style:text-properties officeooo:rsid="0065a219"/>
    </style:style>
    <style:style style:name="T62" style:family="text">
      <style:text-properties officeooo:rsid="0068f23f"/>
    </style:style>
    <style:style style:name="T63" style:family="text">
      <style:text-properties style:text-position="0% 100%" fo:font-size="7pt" fo:font-style="normal" style:text-underline-style="none" officeooo:rsid="006a8c75" style:font-size-asian="7pt" style:font-style-asian="normal" style:font-size-complex="7pt" style:font-style-complex="normal"/>
    </style:style>
    <style:style style:name="T64" style:family="text">
      <style:text-properties officeooo:rsid="006d672d"/>
    </style:style>
    <style:style style:name="T65" style:family="text">
      <style:text-properties officeooo:rsid="00703a29"/>
    </style:style>
    <style:style style:name="T66" style:family="text">
      <style:text-properties fo:font-size="7pt" style:font-size-asian="7pt" style:font-size-complex="7pt"/>
    </style:style>
    <style:style style:name="T67" style:family="text">
      <style:text-properties fo:font-size="7pt" officeooo:rsid="00759e30" style:font-size-asian="7pt" style:font-size-complex="7pt"/>
    </style:style>
    <style:style style:name="T68" style:family="text">
      <style:text-properties officeooo:rsid="0072f5be"/>
    </style:style>
    <style:style style:name="T69" style:family="text">
      <style:text-properties officeooo:rsid="00767792"/>
    </style:style>
    <style:style style:name="T70" style:family="text">
      <style:text-properties officeooo:rsid="00768b89"/>
    </style:style>
    <style:style style:name="T71" style:family="text">
      <style:text-properties officeooo:rsid="007ccd48"/>
    </style:style>
    <style:style style:name="T72" style:family="text">
      <style:text-properties officeooo:rsid="007eb6ab"/>
    </style:style>
    <style:style style:name="T73" style:family="text">
      <style:text-properties officeooo:rsid="008835d8"/>
    </style:style>
    <style:style style:name="T74" style:family="text">
      <style:text-properties officeooo:rsid="008b1a5b"/>
    </style:style>
    <style:style style:name="T75" style:family="text">
      <style:text-properties officeooo:rsid="008d050d"/>
    </style:style>
    <style:style style:name="T76" style:family="text">
      <style:text-properties officeooo:rsid="00900d08"/>
    </style:style>
    <style:style style:name="T77" style:family="text">
      <style:text-properties officeooo:rsid="0090f5dc"/>
    </style:style>
    <style:style style:name="T78" style:family="text">
      <style:text-properties officeooo:rsid="0093d91e"/>
    </style:style>
    <style:style style:name="T79" style:family="text">
      <style:text-properties officeooo:rsid="00951304"/>
    </style:style>
    <style:style style:name="T80" style:family="text">
      <style:text-properties officeooo:rsid="00999f73"/>
    </style:style>
    <style:style style:name="T81" style:family="text">
      <style:text-properties officeooo:rsid="00aa6794"/>
    </style:style>
    <style:style style:name="T82" style:family="text">
      <style:text-properties officeooo:rsid="00aab773"/>
    </style:style>
    <style:style style:name="T83" style:family="text">
      <style:text-properties officeooo:rsid="00ab5a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9">はじめてのロジバン ▶ニューゲーム </text:span><text:span text:style-name="T30">最終</text:span><text:span text:style-name="T29">テスト </text:span><text:span text:style-name="T24">(100点満点 </text:span><text:span text:style-name="T25">45</text:span><text:span text:style-name="T24">～</text:span><text:span text:style-name="T25">60</text:span><text:span text:style-name="T24">分)</text:span></text:p>
      <text:p text:style-name="P47">名前： 　　　　 <text:s text:c="25"/></text:p>
      <text:p text:style-name="P1"><text:span text:style-name="T1">Ⅰ.</text:span> 以下<text:span text:style-name="T1">の語群について、次の問いに答えよ。ただし、</text:span><text:span text:style-name="T2">cmeneの両側のピリオドは省略してある。</text:span></text:p>
      <table:table table:name="表1" table:style-name="表1">
        <table:table-column table:style-name="表1.A" table:number-columns-repeated="3"/>
        <table:table-column table:style-name="表1.D"/>
        <table:table-row>
          <table:table-cell table:style-name="表1.A1" office:value-type="string">
            <text:p text:style-name="P60">(a)<text:span text:style-name="T1"> </text:span><text:span text:style-name="T3">fau'u</text:span></text:p>
          </table:table-cell>
          <table:table-cell table:style-name="表1.A1" office:value-type="string">
            <text:p text:style-name="P60">(b) <text:span text:style-name="T31">klama</text:span></text:p>
          </table:table-cell>
          <table:table-cell table:style-name="表1.A1" office:value-type="string">
            <text:p text:style-name="P60">(c) <text:span text:style-name="T31">xekir</text:span></text:p>
          </table:table-cell>
          <table:table-cell table:style-name="表1.A1" office:value-type="string">
            <text:p text:style-name="P60">(d) <text:span text:style-name="T31">gleki</text:span></text:p>
          </table:table-cell>
        </table:table-row>
        <table:table-row table:style-name="表1.2">
          <table:table-cell table:style-name="表1.A1" office:value-type="string">
            <text:p text:style-name="P60">(e) <text:span text:style-name="T32">bavlamdei</text:span></text:p>
          </table:table-cell>
          <table:table-cell table:style-name="表1.A1" office:value-type="string">
            <text:p text:style-name="P60">(f) <text:span text:style-name="T31">puze'u</text:span></text:p>
          </table:table-cell>
          <table:table-cell table:style-name="表1.A1" office:value-type="string">
            <text:p text:style-name="P60">(g) <text:span text:style-name="T32">di'e</text:span></text:p>
          </table:table-cell>
          <table:table-cell table:style-name="表1.A1" office:value-type="string">
            <text:p text:style-name="P60">(h) <text:span text:style-name="T32">tsasman</text:span></text:p>
          </table:table-cell>
        </table:table-row>
      </table:table>
      <text:p text:style-name="P36"><text:span text:style-name="T1">(1) </text:span><text:span text:style-name="T36">１</text:span><text:span text:style-name="T37">語</text:span><text:span text:style-name="T4">のcmavoであるものをすべて選べ。</text:span></text:p>
      <text:p text:style-name="P36"><text:span text:style-name="T1">(2) </text:span><text:span text:style-name="T4">brivlaであるものをすべて選べ。</text:span></text:p>
      <text:p text:style-name="P2">(3) {.ui} と最も関連のある語を選べ。</text:p>
      <text:p text:style-name="P2"/>
      <text:p text:style-name="P2">Ⅱ. 以下の語群の中で、構造開始語とそれを閉じる終止詞のペアが<text:span text:style-name="T21">適切なもの</text:span>をすべて選べ。</text:p>
      <table:table table:name="表2" table:style-name="表2">
        <table:table-column table:style-name="表2.A" table:number-columns-repeated="5"/>
        <table:table-row>
          <table:table-cell table:style-name="表2.A1" office:value-type="string">
            <text:p text:style-name="P50">(a) lo <text:span text:style-name="T1">― ku</text:span></text:p>
          </table:table-cell>
          <table:table-cell table:style-name="表2.A1" office:value-type="string">
            <text:p text:style-name="P50">(b) li <text:span text:style-name="T1">― ku</text:span></text:p>
          </table:table-cell>
          <table:table-cell table:style-name="表2.A1" office:value-type="string">
            <text:p text:style-name="P50">(c) poi <text:span text:style-name="T1">― kei</text:span></text:p>
          </table:table-cell>
          <table:table-cell table:style-name="表2.A1" office:value-type="string">
            <text:p text:style-name="P50">(d) lu <text:span text:style-name="T1">― li'u</text:span></text:p>
          </table:table-cell>
          <table:table-cell table:style-name="表2.A1" office:value-type="string">
            <text:p text:style-name="P50">(e) <text:span text:style-name="T38">be </text:span><text:span text:style-name="T16">― be'o</text:span></text:p>
          </table:table-cell>
        </table:table-row>
        <table:table-row>
          <table:table-cell table:style-name="表2.A1" office:value-type="string">
            <text:p text:style-name="P50">(f) <text:span text:style-name="T38">du'u </text:span><text:span text:style-name="T16">― ku</text:span></text:p>
          </table:table-cell>
          <table:table-cell table:style-name="表2.A1" office:value-type="string">
            <text:p text:style-name="P50">(g) <text:span text:style-name="T16">lo'u ― le'u</text:span></text:p>
          </table:table-cell>
          <table:table-cell table:style-name="表2.A1" office:value-type="string">
            <text:p text:style-name="P50">(h) <text:s/><text:span text:style-name="T39">le </text:span><text:span text:style-name="T17">― lo'o</text:span></text:p>
          </table:table-cell>
          <table:table-cell table:style-name="表2.A1" office:value-type="string">
            <text:p text:style-name="P50">(<text:span text:style-name="T39">i</text:span>) <text:span text:style-name="T39">noi </text:span><text:span text:style-name="T17">― ku'o</text:span></text:p>
          </table:table-cell>
          <table:table-cell table:style-name="表2.A1" office:value-type="string">
            <text:p text:style-name="P50">(j) <text:span text:style-name="T40">zo </text:span><text:span text:style-name="T18">― zoi</text:span></text:p>
          </table:table-cell>
        </table:table-row>
      </table:table>
      <text:p text:style-name="P2"/>
      <text:p text:style-name="P1"><text:span text:style-name="T5">Ⅲ</text:span><text:span text:style-name="T1">. 以下の記述のうち、正しいものには○を、間違っているものには✕を記入せよ。</text:span></text:p>
      <text:p text:style-name="P34">(1) 次の図式は正しい：「zo’e [述語] [項] [項] zo’e zo’e = [述語] [項] [項]」</text:p>
      <text:p text:style-name="P37"><text:span text:style-name="T1">(2) </text:span><text:span text:style-name="T6">{blanu kanla mlatu} の修飾関係は ((blanu kanla) mlatu) である。</text:span></text:p>
      <text:p text:style-name="P37"><text:span text:style-name="T1">(3) </text:span><text:span text:style-name="T6">{lo sipna ku} は、「眠り」「睡眠」という意味である。</text:span></text:p>
      <text:p text:style-name="P38"><text:span text:style-name="T1">(4) </text:span><text:span text:style-name="T7">{lo se citka ku} は 「食べられるもの」という意味の項である。</text:span></text:p>
      <text:p text:style-name="P39"><text:span text:style-name="T1">(5) </text:span><text:span text:style-name="T8">{mi klama fi ti ta}において、{ta} は x2 にくる。</text:span></text:p>
      <text:p text:style-name="P40"><text:span text:style-name="T1">(6) </text:span><text:span text:style-name="T9">時制タグで複合タグを作る場合、その順番は「PU類 ZEhA類 ZI類」である。</text:span></text:p>
      <text:p text:style-name="P41"><text:span text:style-name="T1">(7) </text:span><text:span text:style-name="T10">相制タグは間制タグと同様、任意の文法要素であり、必ずしも明示しなくてもよい。</text:span></text:p>
      <text:p text:style-name="P41"><text:span text:style-name="T1">(8) </text:span><text:span text:style-name="T10">{A du B} であるならば、必ず {A me B} でもある。</text:span></text:p>
      <text:p text:style-name="P42"><text:span text:style-name="T10">(</text:span><text:span text:style-name="T1">9) </text:span><text:span text:style-name="T11">{ma} は sumti の代わりに置き、{mo} は selbri の代わりに置く疑問語である。</text:span></text:p>
      <text:p text:style-name="P43"><text:span text:style-name="T1">(10) </text:span><text:span text:style-name="T12">{e'i} は「制約」を意味し、{e'inai} は「禁止」を意味する。</text:span></text:p>
      <text:p text:style-name="P44"><text:span text:style-name="T1">(11) </text:span><text:span text:style-name="T13">関係節 {poi mi klama fi tu} では、 {ke'a} は </text:span><text:span text:style-name="T14">{</text:span><text:span text:style-name="T13">klama</text:span><text:span text:style-name="T14">}</text:span><text:span text:style-name="T13"> の x2 にあると想定される。</text:span></text:p>
      <text:p text:style-name="P45"><text:span text:style-name="T1">(12) </text:span><text:span text:style-name="T15">{.ija} は、文接続詞であり、「前件もしくは後件の少なくともどちらか一方」という意味である。</text:span></text:p>
      <text:p text:style-name="P35"/>
      <text:p text:style-name="P3">Ⅳ. 以下のそれぞれのグループに１つだけ、異なる意味の表現がある。それを答えよ。</text:p>
      <text:p text:style-name="P4">(1) </text:p>
      <table:table table:name="表3" table:style-name="表3">
        <table:table-column table:style-name="表3.A" table:number-columns-repeated="3"/>
        <table:table-column table:style-name="表3.D"/>
        <table:table-row>
          <table:table-cell table:style-name="表3.A1" office:value-type="string">
            <text:p text:style-name="P51">(a) ki'o</text:p>
          </table:table-cell>
          <table:table-cell table:style-name="表3.A1" office:value-type="string">
            <text:p text:style-name="P51">(b) pa ki'o</text:p>
          </table:table-cell>
          <table:table-cell table:style-name="表3.A1" office:value-type="string">
            <text:p text:style-name="P51">(c) panonono</text:p>
          </table:table-cell>
          <table:table-cell table:style-name="表3.A1" office:value-type="string">
            <text:p text:style-name="P51">(d) ki'o pa</text:p>
          </table:table-cell>
        </table:table-row>
      </table:table>
      <text:p text:style-name="P4">(2)</text:p>
      <table:table table:name="表4" table:style-name="表4">
        <table:table-column table:style-name="表4.A"/>
        <table:table-column table:style-name="表4.B"/>
        <table:table-column table:style-name="表4.C"/>
        <table:table-row table:style-name="表4.1">
          <table:table-cell table:style-name="表4.A1" office:value-type="string">
            <text:p text:style-name="P51">(a) ko'a se dunda ko'e ko'i</text:p>
          </table:table-cell>
          <table:table-cell table:style-name="表4.A1" office:value-type="string">
            <text:p text:style-name="P51">(b) ko'e ko'i dunda ko'a</text:p>
          </table:table-cell>
          <table:table-cell table:style-name="表4.A1" office:value-type="string">
            <text:p text:style-name="P51">(c) ko'i te dunda fi ko'e fe ko'a</text:p>
          </table:table-cell>
        </table:table-row>
      </table:table>
      <text:p text:style-name="P4"><text:soft-page-break/>Ⅴ. 次のロジバン文を日本語に訳せ。ただし、時制や相が不定のものは適宜それらしく訳すこと。</text:p>
      <text:p text:style-name="P6">(1) <text:span text:style-name="T41">lo so’i mlatu ku sipna</text:span></text:p>
      <text:p text:style-name="P7">(2) <text:span text:style-name="T42">lo verba cu ciska fi lo pelxu pelji lo pinsi</text:span></text:p>
      <text:p text:style-name="P8">(3) <text:span text:style-name="T43">lo nu tadni la .lojban. kei ku cinri mi</text:span></text:p>
      <text:p text:style-name="P8">(4) <text:span text:style-name="T43">lo vu nanmu pu zi co’u jmive</text:span></text:p>
      <text:p text:style-name="P9">(5) <text:span text:style-name="T44">mi cortu lo jamfu ki'u lo nu ze'u bajra</text:span></text:p>
      <text:p text:style-name="P10">(6) la .miran. cu dasni lo na'e crino kosta</text:p>
      <text:p text:style-name="P10">(7) .i xu do ba’o citka lo sanmi ― .i na go’i</text:p>
      <text:p text:style-name="P10">(8) .i lo bruna poi vu xabju cu benji lo dakli ku po’u lo narju mi ne lo nurma</text:p>
      <text:p text:style-name="P10">(9) lo ckule be fi lo lojbo bei fu la .miran. cu <text:span text:style-name="T82">se </text:span>stuzi ma</text:p>
      <text:p text:style-name="P10"/>
      <text:p text:style-name="P10">Ⅵ. 次の文は併記の日本語文と同じ意味を意図している。正しいものには○を、正しくないものについては日本語文に合うように語を<text:span text:style-name="T22">１語</text:span><text:span text:style-name="T49">補充した正しい文を書け。</text:span></text:p>
      <text:p text:style-name="P11">(1) coi mi klama fi la .akit. / こんにちは。私はアキトから来ました。</text:p>
      <text:p text:style-name="P11">(2) le nanmu melbi / あの男の人は美しい。</text:p>
      <text:p text:style-name="P12">(3) <text:span text:style-name="T45">mi klama lo zarci te vecnu lo plise / 私は店に行き、リンゴを買った。</text:span></text:p>
      <text:p text:style-name="P14">(4) le nanla na catra le gerku / あの少年はあの犬を殺していない。</text:p>
      <text:p text:style-name="P13">(<text:span text:style-name="T50">5</text:span>) <text:span text:style-name="T50">ca lo nu do klama ti mi sipna / 君がここに来たとき、私は寝ていた。</text:span></text:p>
      <text:p text:style-name="P13"/>
      <text:p text:style-name="P13">Ⅶ. 次の語の意味を、下の語群から選べ。</text:p>
      <table:table table:name="表6" table:style-name="表6">
        <table:table-column table:style-name="表6.A" table:number-columns-repeated="6"/>
        <table:table-column table:style-name="表6.G"/>
        <table:table-row>
          <table:table-cell table:style-name="表6.A1" office:value-type="string">
            <text:p text:style-name="P53">(1) <text:span text:style-name="T53">pixra</text:span></text:p>
          </table:table-cell>
          <table:table-cell table:style-name="表6.A1" office:value-type="string">
            <text:p text:style-name="P52">(2) <text:span text:style-name="T53">kakne</text:span></text:p>
          </table:table-cell>
          <table:table-cell table:style-name="表6.A1" office:value-type="string">
            <text:p text:style-name="P52">(3) <text:span text:style-name="T53">morji</text:span></text:p>
          </table:table-cell>
          <table:table-cell table:style-name="表6.A1" office:value-type="string">
            <text:p text:style-name="P52">(4) <text:span text:style-name="T53">ctuca</text:span></text:p>
          </table:table-cell>
          <table:table-cell table:style-name="表6.A1" office:value-type="string">
            <text:p text:style-name="P52">(5) <text:span text:style-name="T53">tsani</text:span></text:p>
          </table:table-cell>
          <table:table-cell table:style-name="表6.A1" office:value-type="string">
            <text:p text:style-name="P53">(6) <text:span text:style-name="T53">klaji</text:span></text:p>
          </table:table-cell>
          <table:table-cell table:style-name="表6.A1" office:value-type="string">
            <text:p text:style-name="P53">(7) <text:span text:style-name="T53">jbena</text:span></text:p>
          </table:table-cell>
        </table:table-row>
        <table:table-row>
          <table:table-cell table:style-name="表6.A1" office:value-type="string">
            <text:p text:style-name="P52">(8) <text:span text:style-name="T53">kelci</text:span></text:p>
          </table:table-cell>
          <table:table-cell table:style-name="表6.A1" office:value-type="string">
            <text:p text:style-name="P52">(9) <text:span text:style-name="T53">catlu</text:span></text:p>
          </table:table-cell>
          <table:table-cell table:style-name="表6.A1" office:value-type="string">
            <text:p text:style-name="P52">(10) <text:span text:style-name="T53">mutce</text:span></text:p>
          </table:table-cell>
          <table:table-cell table:style-name="表6.A1" office:value-type="string">
            <text:p text:style-name="P54">(11) gasnu</text:p>
          </table:table-cell>
          <table:table-cell table:style-name="表6.A1" office:value-type="string">
            <text:p text:style-name="P54">(12) misno</text:p>
          </table:table-cell>
          <table:table-cell table:style-name="表6.A1" office:value-type="string">
            <text:p text:style-name="P54">(13) finti</text:p>
          </table:table-cell>
          <table:table-cell table:style-name="表6.A1" office:value-type="string">
            <text:p text:style-name="P54">(14) djuno</text:p>
          </table:table-cell>
        </table:table-row>
      </table:table>
      <text:p text:style-name="P17"/>
      <table:table table:name="表5" table:style-name="表5">
        <table:table-column table:style-name="表5.A"/>
        <table:table-column table:style-name="表5.B"/>
        <table:table-row>
          <table:table-cell table:style-name="表5.A1" office:value-type="string">
            <text:p text:style-name="P58"><text:span text:style-name="T46">(a)</text:span> <text:span text:style-name="T54">x1 は x2 を見る／見つめる／見入る</text:span></text:p>
          </table:table-cell>
          <table:table-cell table:style-name="表5.A1" office:value-type="string">
            <text:p text:style-name="P58"><text:span text:style-name="T46">(b)</text:span> <text:span text:style-name="T54">x1 （人／物／事）は x2 （群）の間で有名</text:span></text:p>
          </table:table-cell>
        </table:table-row>
        <table:table-row>
          <table:table-cell table:style-name="表5.A1" office:value-type="string">
            <text:p text:style-name="P58"><text:span text:style-name="T46">(c)</text:span> <text:span text:style-name="T54">x1 （者）は x2 （事）をする</text:span></text:p>
          </table:table-cell>
          <table:table-cell table:style-name="表5.A1" office:value-type="string">
            <text:p text:style-name="P58"><text:span text:style-name="T46">(d)</text:span> <text:span text:style-name="T54">x1 は x</text:span><text:span text:style-name="T19">2</text:span><text:span text:style-name="T54"> （所）の空／天空</text:span></text:p>
          </table:table-cell>
        </table:table-row>
        <table:table-row>
          <table:table-cell table:style-name="表5.A1" office:value-type="string">
            <text:p text:style-name="P58"><text:span text:style-name="T46">(e)</text:span> <text:span text:style-name="T54">x</text:span><text:span text:style-name="T19">1</text:span><text:span text:style-name="T54"> は x2 （命題）・ x3 （題目）を x4 （認識体系）で知</text:span><text:span text:style-name="T19">る</text:span></text:p>
          </table:table-cell>
          <table:table-cell table:style-name="表5.A1" office:value-type="string">
            <text:p text:style-name="P58"><text:span text:style-name="T46">(f) </text:span><text:span text:style-name="T54">x1 は x2 （産主）による x3 （日時）・ x4 （所）の生まれである</text:span></text:p>
          </table:table-cell>
        </table:table-row>
        <table:table-row>
          <table:table-cell table:style-name="表5.A1" office:value-type="string">
            <text:p text:style-name="P59"><text:span text:style-name="T46">(g)</text:span> <text:span text:style-name="T55">x1 は x2 （道具／方法）で遊ぶ</text:span></text:p>
          </table:table-cell>
          <table:table-cell table:style-name="表5.A1" office:value-type="string">
            <text:p text:style-name="P59"><text:span text:style-name="T46">(h) </text:span><text:span text:style-name="T55">x1 は x2 （事）が x3 （条件）においてできる</text:span></text:p>
          </table:table-cell>
        </table:table-row>
        <table:table-row>
          <table:table-cell table:style-name="表5.A1" office:value-type="string">
            <text:p text:style-name="P59"><text:span text:style-name="T46">(</text:span><text:span text:style-name="T47">i</text:span><text:span text:style-name="T46">)</text:span> <text:span text:style-name="T55">x1 は x2 を x3 （目的／機能）のために x4 （既存要素）から創る／発明する／著する</text:span></text:p>
          </table:table-cell>
          <table:table-cell table:style-name="表5.A1" office:value-type="string">
            <text:p text:style-name="P59"><text:span text:style-name="T46">(j)</text:span> <text:span text:style-name="T55">x1 は x2 （性質）に関して、 x3 （極性）に対して凄い</text:span></text:p>
          </table:table-cell>
        </table:table-row>
        <table:table-row>
          <table:table-cell table:style-name="表5.A1" office:value-type="string">
            <text:p text:style-name="P59"><text:span text:style-name="T46">(k)</text:span> <text:span text:style-name="T55">x1 は x2 （主題）・ x3 （作者）・ x4 （媒体）の絵／画／写真／造形</text:span></text:p>
          </table:table-cell>
          <table:table-cell table:style-name="表5.A1" office:value-type="string">
            <text:p text:style-name="P59"><text:span text:style-name="T46">(l) </text:span><text:span text:style-name="T55">x1 は x2 （命題）を x3 （題目）について思い出す／回想する</text:span></text:p>
          </table:table-cell>
        </table:table-row>
        <table:table-row>
          <table:table-cell table:style-name="表5.A1" office:value-type="string">
            <text:p text:style-name="P59"><text:span text:style-name="T46">(m)</text:span> <text:span text:style-name="T55">x1 は x2 （所）における、 x3 につながる街路／通り／回廊</text:span></text:p>
          </table:table-cell>
          <table:table-cell table:style-name="表5.A1" office:value-type="string">
            <text:p text:style-name="P59"><text:span text:style-name="T46">(n) </text:span><text:span text:style-name="T55">x1 は x2 （生徒／門下生）に x3 （命題）・ x4 （題目）を x5 （方法）で教える</text:span></text:p>
          </table:table-cell>
        </table:table-row>
      </table:table>
      <text:p text:style-name="P5"><text:soft-page-break/>Ⅷ. 次は、「私」があるものについて述べている文章である。これを読んで以下の問に答えよ。</text:p>
      <text:p text:style-name="P15"><text:span text:style-name="T63">①</text:span><text:span text:style-name="T26">.i mi ca jungau do fo la .sanit.</text:span> .i la .sanit. goi ko'a pendo mi .i<text:span text:style-name="T81">je</text:span> ko'a melbi ninmu .i ko'a nelci lo nu litru .e lo cipni .e lo nu finti lo pixra <text:span text:style-name="T66">②</text:span><text:span text:style-name="T21">.i ko'a jbena </text:span><text:span text:style-name="T23">( a )</text:span><text:span text:style-name="T21"> lo snanu daplu</text:span> .i .<text:span text:style-name="T52">ue </text:span>ko'a kakne lo nu jimpe fi lo balvi kei ta'i lo nu catlu lo tsani .i ko'a certu lo nu finti lo pixra be lo cipni .i ko'a tadni lo benske .i <text:span text:style-name="T67">③</text:span><text:span text:style-name="T27">ri</text:span> mutce cinri mi .i mi djica lo nu ko'a ctuca mi fo <text:span text:style-name="T66">④</text:span><text:span text:style-name="T28">lo se go'e</text:span> .i ko'a caze'i se cinri la'e zoi gy. Rubik's Cube gy. no'u lo kubli se kelci .i la .canam. ko'a citno mensi gi'e nelci .i ko'a morji lo du'u penmi do lo zarci klaji poi jibni lo xamsi .i pu lo nu ko'a klama ti kei bu'u la .ni'icman. noi misno cmana ku'o ko'a ze'u catlu lo blanu tsani gi'e <text:span text:style-name="T70">finti</text:span> lo pixra be lo nebyplovoicpi fo lo pinsi .i ko'a se vajni lo nu vo'a kanro .e lo xunre le'otci .i ko'a kakne lo nu vofli .i la'e di'u mutce spaji mi .i mi na djuno lo du'u ta'i makau ko'a co'e .i .<text:span text:style-name="T51">a'o </text:span>do pendo ko'a <text:span text:style-name="T66">⑤</text:span><text:span text:style-name="T21">.i .e'u ma'a zanfri lo nu citka lo sanmi kei ca lo nalgundei </text:span>.<text:span text:style-name="T56">i ki'e</text:span></text:p>
      <text:p text:style-name="P15"/>
      <text:p text:style-name="P15">«語彙»</text:p>
      <text:p text:style-name="P16"><text:span text:style-name="T33">jungau </text:span><text:span text:style-name="T35">:</text:span><text:span text:style-name="T33"> </text:span>x1 gasnu lo nu x2 djuno x3 x4 x5<text:tab/><text:span text:style-name="T33">benske</text:span> : <text:span text:style-name="T58">x1 はx2（方法論）の</text:span>脳科学</text:p>
      <text:p text:style-name="P16"><text:span text:style-name="T33">nebyplovoicpi</text:span> : x1 は x2（種）のサギ／シラサギ／サンカノゴイ亜科</text:p>
      <text:p text:style-name="P15"><text:span text:style-name="T33">le'otci</text:span> : x1 は <text:span text:style-name="T57">x2（事）に使うメガネ／モノクル／光学器械</text:span></text:p>
      <text:p text:style-name="P15"><text:span text:style-name="T33">zanfri</text:span> : x1 は x2（事）を楽しむ</text:p>
      <text:p text:style-name="P18"><text:span text:style-name="T33">nalgundei</text:span> : <text:span text:style-name="T59">x1はx2（日間）のx3（労働者）の x4（仕事）についての休業日／非番</text:span></text:p>
      <text:p text:style-name="P20"><text:span text:style-name="T33">litru</text:span> : <text:span text:style-name="T60">x1 は x2 （経路）を x3 （方法）で旅する</text:span></text:p>
      <text:p text:style-name="P20"><text:span text:style-name="T33">snanu </text:span>: <text:span text:style-name="T60">x1 は x2 に対して x3 （照合枠）における南方／南側</text:span></text:p>
      <text:p text:style-name="P20"><text:span text:style-name="T33">daplu</text:span> : <text:span text:style-name="T60">x1 は x2 （特性）の島／環礁</text:span></text:p>
      <text:p text:style-name="P20"><text:span text:style-name="T33">balvi</text:span> : <text:span text:style-name="T60">x1 は x2 よりも未来／後発</text:span></text:p>
      <text:p text:style-name="P20"><text:span text:style-name="T33">certu</text:span> : <text:span text:style-name="T60">x1 は x2 （事／行為）の、 x3 （基準）における玄人／達人／プロ／ベテラン</text:span></text:p>
      <text:p text:style-name="P20"><text:span text:style-name="T33">kubli</text:span> : <text:span text:style-name="T60">x1 は x2 （次元）・ x3 （面）の立方体／多面体／多角形／多辺形／ポリゴン</text:span></text:p>
      <text:p text:style-name="P20"><text:span text:style-name="T33">jibni</text:span> : <text:span text:style-name="T60">x1 は x2 に、 x3 （性質）に関して近い／近似</text:span></text:p>
      <text:p text:style-name="P20"><text:span text:style-name="T33">cmana</text:span> : <text:span text:style-name="T60">x1 は x2 から突き出ている山</text:span></text:p>
      <text:p text:style-name="P20"><text:span text:style-name="T33">vajni</text:span> : <text:span text:style-name="T60">x1 （物／事）は x2 （人／事）にとって、 x3 （性質／理由）に関して重要／大事</text:span></text:p>
      <text:p text:style-name="P20"><text:span text:style-name="T33">kanro</text:span> : <text:span text:style-name="T60">x1 は x2 （基準）において健康／すこやか</text:span></text:p>
      <text:p text:style-name="P20"><text:span text:style-name="T33">vofli</text:span> : <text:span text:style-name="T60">x1 は x2 （原動力）で飛ぶ／飛行する</text:span></text:p>
      <text:p text:style-name="P24"><text:span text:style-name="T33">spaji</text:span> : x1 （事）は x2 にとって驚き／思いがけない／不意</text:p>
      <text:p text:style-name="P19"><text:span text:style-name="T33">kau</text:span> : 心態詞；間接疑問；疑問語の直後につけることで、間接疑問文を作る。</text:p>
      <text:p text:style-name="P21"><text:span text:style-name="T34">s</text:span><text:span text:style-name="T33">anmi</text:span> : <text:span text:style-name="T61">x1 （群）は x2 （品／コース）の食事／ごはん</text:span></text:p>
      <text:p text:style-name="P49">(1) 次の語と意味合いが最も近い<text:span text:style-name="T62">cmavoを１つ選べ。</text:span></text:p>
      <text:p text:style-name="P23">(i) balvi<text:tab/></text:p>
      <table:table table:name="表7" table:style-name="表7">
        <table:table-column table:style-name="表7.A" table:number-columns-repeated="5"/>
        <table:table-row>
          <table:table-cell table:style-name="表7.A1" office:value-type="string">
            <text:p text:style-name="P55"><text:span text:style-name="T1">(a) </text:span><text:span text:style-name="T20">pu</text:span></text:p>
          </table:table-cell>
          <table:table-cell table:style-name="表7.A1" office:value-type="string">
            <text:p text:style-name="P57">(b) <text:span text:style-name="T64">ma</text:span></text:p>
          </table:table-cell>
          <table:table-cell table:style-name="表7.A1" office:value-type="string">
            <text:p text:style-name="P57">(c) <text:span text:style-name="T64">ca</text:span></text:p>
          </table:table-cell>
          <table:table-cell table:style-name="表7.A1" office:value-type="string">
            <text:p text:style-name="P57">(d) <text:span text:style-name="T64">ga</text:span></text:p>
          </table:table-cell>
          <table:table-cell table:style-name="表7.A1" office:value-type="string">
            <text:p text:style-name="P56">(e) ba</text:p>
          </table:table-cell>
        </table:table-row>
      </table:table>
      <text:p text:style-name="P23">(ii) jibni</text:p>
      <table:table table:name="表8" table:style-name="表8">
        <table:table-column table:style-name="表8.A" table:number-columns-repeated="5"/>
        <table:table-row>
          <table:table-cell table:style-name="表8.A1" office:value-type="string">
            <text:p text:style-name="P57">(a) <text:span text:style-name="T64">va</text:span></text:p>
          </table:table-cell>
          <table:table-cell table:style-name="表8.A1" office:value-type="string">
            <text:p text:style-name="P55">(b) <text:span text:style-name="T64">ve</text:span></text:p>
          </table:table-cell>
          <table:table-cell table:style-name="表8.A1" office:value-type="string">
            <text:p text:style-name="P55">(c) <text:span text:style-name="T64">vi</text:span></text:p>
          </table:table-cell>
          <table:table-cell table:style-name="表8.A1" office:value-type="string">
            <text:p text:style-name="P55">(d) <text:span text:style-name="T64">vo</text:span></text:p>
          </table:table-cell>
          <table:table-cell table:style-name="表8.A1" office:value-type="string">
            <text:p text:style-name="P55">(e) <text:span text:style-name="T64">vu</text:span></text:p>
          </table:table-cell>
        </table:table-row>
      </table:table>
      <text:p text:style-name="P22">(2) 下線部①の文を日本語訳せよ。</text:p>
      <text:p text:style-name="P22">(3) この文章全体において、<text:span text:style-name="T65">{ko'a}は何を指し示しているか。ロジバンで答えよ。</text:span></text:p>
      <text:p text:style-name="P22">(4) 下線部②の文が「<text:span text:style-name="T68">ko'a は lo snanu daplu で生まれた」となるよう、 (a) に1語入れよ。</text:span></text:p>
      <text:p text:style-name="P22">(5) 「私」はサニットについて２つの事で驚いているが、それはどういうことか。日本語で答えよ。</text:p>
      <text:p text:style-name="P22">(6) 二重下線部③の<text:span text:style-name="T69">{ri} は何を照応しているか。該当するロジバンの語句を抜き出せ。</text:span></text:p>
      <text:p text:style-name="P22">(7) 二重下線部④の<text:span text:style-name="T69">{lo se go'e}は何を照応しているか。該当するロジバンの語句を抜き出せ。</text:span></text:p>
      <text:p text:style-name="P25">(8) 次の記述のうち、正しいものはどれか。<text:span text:style-name="T21">２つ</text:span><text:span text:style-name="T48">選べ。</text:span></text:p>
      <text:p text:style-name="P48"><text:tab/>(a) サニットには妹がいるが、あまり好かれていない。</text:p>
      <text:p text:style-name="P48"><text:tab/>(b) サニットは女性であり、健康と赤い眼鏡を大事にしている。</text:p>
      <text:p text:style-name="P48"><text:tab/>(c) サニットは北方の雪国で生まれた。</text:p>
      <text:p text:style-name="P48"><text:tab/>(d) サニットは鳥の絵を描くのが上手い。</text:p>
      <text:p text:style-name="P25">(9) 次の質問に対して、ロジバンで答えよ。</text:p>
      <text:p text:style-name="P25"><text:tab/><text:span text:style-name="T71">(a) .i la .sanit. cu tadni ma</text:span></text:p>
      <text:p text:style-name="P25"><text:tab/><text:span text:style-name="T71">(b) .i xu lo mensi be la .sanit. cu se cmene zo .ni'icman.</text:span></text:p>
      <text:p text:style-name="P26"><text:tab/>(c) .<text:span text:style-name="T72">i do penmi la .sanit. ma</text:span></text:p>
      <text:p text:style-name="P26"><text:tab/>(d) .<text:span text:style-name="T72">i xu le cmana poi la .sanit. klama ke'a cu misno</text:span></text:p>
      <text:p text:style-name="P26"><text:tab/><text:span text:style-name="T72">(e) .i xu do birti lo du'u le cusku cu nanmu </text:span></text:p>
      <text:p text:style-name="P27">(10) 下線部⑤を日本語に訳せ。</text:p>
      <text:p text:style-name="P27"/>
      <text:p text:style-name="P27">Ⅸ. 次の日本語文をロジバンに訳せ。ただし、<text:span text:style-name="T73">[ ] で</text:span>指定した語句を用いること。</text:p>
      <text:p text:style-name="P28">(<text:span text:style-name="T80">1</text:span>) <text:span text:style-name="T74">その少女は {pa le pu .kocon. lo be noi ci py.} と書く。[ciska]</text:span></text:p>
      <text:p text:style-name="P28">(<text:span text:style-name="T80">2</text:span>) <text:span text:style-name="T74">あなたは辛いものと苦いもののどちらが好きですか？ [kurki, cpina]</text:span></text:p>
      <text:p text:style-name="P29">(<text:span text:style-name="T80">3</text:span>) <text:span text:style-name="T75">あの男はあそこのリンゴが不味いと確信している。[kukte]</text:span></text:p>
      <text:p text:style-name="P30">(<text:span text:style-name="T80">4</text:span>) 私はロジバンを話すことができます。<text:span text:style-name="T76">[bangu]</text:span></text:p>
      <text:p text:style-name="P31">(<text:span text:style-name="T80">5</text:span>) <text:span text:style-name="T77">５語より多くの単語から文を作りなさい。[valsi, zbasu, jufra]</text:span></text:p>
      <text:p text:style-name="P32">(<text:span text:style-name="T80">6</text:span>) 多くの人がすべての人は親切であると信じている。私はそうではない。<text:span text:style-name="T78">[krici, xendo]</text:span></text:p>
      <text:p text:style-name="P33">(<text:span text:style-name="T80">7</text:span>) どうか、これらのうち冷たいものを飲んでください。<text:span text:style-name="T79">[pinxe, len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eiryo UI" style:font-family-asian="'Meiryo UI'"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Meiryo UI" style:font-family-asian="'Meiryo UI'"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italic" style:font-name-asian="Meiryo UI" style:font-family-asian="'Meiryo UI'" style:font-size-asian="10.5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sian="Meiryo UI" style:font-family-asian="'Meiryo UI'"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07:50:51.167000000</meta:creation-date>
    <dc:date>2015-07-21T02:34:59.193000000</dc:date>
    <meta:editing-duration>PT11H38M16S</meta:editing-duration>
    <meta:editing-cycles>140</meta:editing-cycles>
    <meta:generator>LibreOffice/4.4.4.3$Windows_x86 LibreOffice_project/2c39ebcf046445232b798108aa8a7e7d89552ea8</meta:generator>
    <meta:document-statistic meta:table-count="8" meta:image-count="0" meta:object-count="0" meta:page-count="4" meta:paragraph-count="154" meta:word-count="2732" meta:character-count="5464" meta:non-whitespace-character-count="4609"/>
  </office:meta>
</office:document-meta>
</file>